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text-properties officeooo:rsid="001be034" officeooo:paragraph-rsid="001be034"/>
    </style:style>
    <style:style style:name="P2" style:family="paragraph" style:parent-style-name="Text_20_body">
      <style:text-properties officeooo:rsid="001be034" officeooo:paragraph-rsid="001be034"/>
    </style:style>
    <style:style style:name="P3" style:family="paragraph" style:parent-style-name="Text_20_body">
      <style:paragraph-properties fo:text-align="center" style:justify-single-word="false"/>
      <style:text-properties officeooo:paragraph-rsid="001be034"/>
    </style:style>
    <style:style style:name="P4" style:family="paragraph" style:parent-style-name="Text_20_body">
      <style:text-properties officeooo:rsid="001be034" officeooo:paragraph-rsid="002206d4"/>
    </style:style>
    <style:style style:name="P5" style:family="paragraph" style:parent-style-name="Text_20_body">
      <style:text-properties officeooo:rsid="002299b7" officeooo:paragraph-rsid="002299b7"/>
    </style:style>
    <style:style style:name="P6" style:family="paragraph" style:parent-style-name="Heading_20_1">
      <style:paragraph-properties fo:text-align="center" style:justify-single-word="false"/>
      <style:text-properties officeooo:rsid="001be034" officeooo:paragraph-rsid="001be034"/>
    </style:style>
    <style:style style:name="P7" style:family="paragraph" style:parent-style-name="Heading_20_1">
      <style:text-properties officeooo:rsid="001be034" officeooo:paragraph-rsid="001be034"/>
    </style:style>
    <style:style style:name="P8" style:family="paragraph" style:parent-style-name="Heading_20_2">
      <style:paragraph-properties fo:text-align="center" style:justify-single-word="false"/>
      <style:text-properties officeooo:rsid="001be034" officeooo:paragraph-rsid="001be034"/>
    </style:style>
    <style:style style:name="P9" style:family="paragraph" style:parent-style-name="Heading_20_2">
      <style:text-properties officeooo:rsid="001f8aa1" officeooo:paragraph-rsid="001f8aa1"/>
    </style:style>
    <style:style style:name="T1" style:family="text">
      <style:text-properties officeooo:rsid="001c715b"/>
    </style:style>
    <style:style style:name="T2" style:family="text">
      <style:text-properties officeooo:rsid="0020288f"/>
    </style:style>
    <style:style style:name="T3" style:family="text">
      <style:text-properties officeooo:rsid="002206d4"/>
    </style:style>
    <style:style style:name="T4" style:family="text">
      <style:text-properties officeooo:rsid="0023449f"/>
    </style:style>
    <style:style style:name="T5" style:family="text">
      <style:text-properties officeooo:rsid="002479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Report INFO134 </text:h>
      <text:h text:style-name="P8" text:outline-level="2">Project one</text:h>
      <text:p text:style-name="P3"/>
      <text:p text:style-name="P3"/>
      <text:p text:style-name="P3"/>
      <text:p text:style-name="P3"/>
      <text:p text:style-name="P3"/>
      <text:p text:style-name="P3"/>
      <text:p text:style-name="P3"/>
      <text:p text:style-name="P1">Kristian 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 text:outline-level="1"><text:soft-page-break/>Report</text:h>
      <text:p text:style-name="P2">This is a <text:span text:style-name="T3">post-</text:span>report from the creation of the first assignment and the design choices I <text:span text:style-name="T2">have made during the design and testing process</text:span></text:p>
      <text:p text:style-name="P2">I will go through the website one <text:span text:style-name="T3">page</text:span> at a time and explain the choices I made, what is now and what has been discarded.<text:line-break/>The website has been tested on newer browsers including Internet Explorer, <text:span text:style-name="T2">Edge</text:span>, Firefox, Google Chrome and Opera. <text:span text:style-name="T5">Also </text:span></text:p>
      <text:p text:style-name="P2">For <text:span text:style-name="T2">the two required</text:span> movies I have chosen <text:span text:style-name="T1">Intouchables and Valkyrie. There are four pages in total for now, all static and running on pure HTML and CSS. All elements are made by me and everything is static for now.</text:span></text:p>
      <text:h text:style-name="P9" text:outline-level="2">Index page</text:h>
      <text:p text:style-name="P4"><text:span text:style-name="T1">The first and most important page to discuss is the index page Here there are 7 distinct elements of interest and most of these have important sub-elements that must be considered.</text:span></text:p>
      <text:p text:style-name="P5">The first and foremost is the header which should be the first thing the user sees upon entering the page and should be the starting point for the user to navigate to the subsequent elements. Therefore I have given this element <text:span text:style-name="T4">a high contrasting color to its background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6T21:34:38.957120576</meta:creation-date>
    <dc:date>2017-02-03T09:29:55.061087779</dc:date>
    <meta:editing-duration>PT49M55S</meta:editing-duration>
    <meta:editing-cycles>5</meta:editing-cycles>
    <meta:generator>LibreOffice/5.1.4.2$Linux_X86_64 LibreOffice_project/10m0$Build-2</meta:generator>
    <meta:document-statistic meta:table-count="0" meta:image-count="0" meta:object-count="0" meta:page-count="2" meta:paragraph-count="10" meta:word-count="195" meta:character-count="1096" meta:non-whitespace-character-count="908"/>
  </office:meta>
</office:document-meta>
</file>